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45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2.04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3.3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top" loext:decorative="fals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top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042cm" fo:min-width="4.332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27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0.99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37cm" fo:min-width="0cm" loext:decorative="false"/>
      <style:paragraph-properties style:writing-mode="lr-tb"/>
    </style:style>
    <style:style style:name="gr19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49cm" fo:min-width="0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655cm" fo:min-width="4.58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3cm" fo:min-width="4.58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5" style:family="graphic">
      <style:graphic-properties style:protect="size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9.91cm" fo:min-width="4.58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6.1cm" fo:min-width="3.31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30" style:family="graphic" style:parent-style-name="objectwithoutfill">
      <style:graphic-properties draw:marker-end="Arrowheads_20_25" draw:marker-end-width="0.3cm" draw:fill="none" draw:textarea-vertical-align="middle" loext:decorative="false"/>
      <style:paragraph-properties style:writing-mode="lr-tb"/>
    </style:style>
    <style:style style:name="gr31" style:family="graphic" style:parent-style-name="objectwithoutfill">
      <style:graphic-properties draw:marker-end="Arrowheads_20_27" draw:marker-end-width="0.3cm" draw:fill="none" draw:textarea-vertical-align="middle" loext:decorative="false"/>
      <style:paragraph-properties style:writing-mode="lr-tb"/>
    </style:style>
    <style:style style:name="gr32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6" draw:marker-end-width="0.3cm" draw:fill="none" draw:textarea-vertical-align="middle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925cm" fo:min-width="4.58cm" style:writing-mode="lr-tb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4.58cm" style:writing-mode="lr-tb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867cm" fo:min-width="3.427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407cm" fo:min-width="3.427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2cm" loext:decorative="false"/>
      <style:paragraph-properties style:writing-mode="lr-tb"/>
    </style:style>
    <style:style style:name="gr41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2" style:family="graphic" style:parent-style-name="standard">
      <style:graphic-properties draw:textarea-horizontal-align="justify" draw:textarea-vertical-align="middle" draw:auto-grow-height="false" fo:min-height="2.925cm" fo:min-width="3.945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4.195cm" fo:min-width="5.215cm" style:writing-mode="lr-tb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14" draw:marker-end-width="0.3cm" draw:fill="none" draw:textarea-vertical-align="middle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3.888cm" loext:decorative="false"/>
      <style:paragraph-properties style:writing-mode="lr-tb"/>
    </style:style>
    <style:style style:name="gr4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74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655cm" fo:min-width="2.04cm" style:writing-mode="lr-tb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0.545cm" fo:min-width="3.31cm" style:writing-mode="lr-tb" loext:decorative="false"/>
      <style:paragraph-properties style:writing-mode="lr-tb"/>
    </style:style>
    <style:style style:name="gr5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52" style:family="graphic" style:parent-style-name="standard">
      <style:graphic-properties draw:textarea-horizontal-align="justify" draw:textarea-vertical-align="middle" draw:auto-grow-height="false" fo:min-height="2.925cm" fo:min-width="3.31cm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925cm" fo:min-width="2.04cm" loext:decorative="false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7.034cm" fo:min-width="1.913cm" loext:decorative="false"/>
      <style:paragraph-properties style:writing-mode="lr-tb"/>
    </style:style>
    <style:style style:name="gr5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18" draw:marker-end-width="0.3cm" draw:fill="none" draw:textarea-vertical-align="middle" loext:decorative="false"/>
      <style:paragraph-properties style:writing-mode="lr-tb"/>
    </style:style>
    <style:style style:name="gr5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6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61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63" style:family="graphic" style:parent-style-name="standard">
      <style:graphic-properties draw:textarea-horizontal-align="justify" draw:textarea-vertical-align="middle" draw:auto-grow-height="false" fo:min-height="1.995cm" fo:min-width="1.745cm" loext:decorative="false"/>
      <style:paragraph-properties style:writing-mode="lr-tb"/>
    </style:style>
    <style:style style:name="gr64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65" style:family="graphic" style:parent-style-name="standard">
      <style:graphic-properties draw:textarea-horizontal-align="justify" draw:textarea-vertical-align="middle" draw:auto-grow-height="false" fo:min-height="2.893cm" fo:min-width="2.643cm" loext:decorative="false"/>
      <style:paragraph-properties style:writing-mode="lr-tb"/>
    </style:style>
    <style:style style:name="gr6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67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text-properties fo:font-size="13pt" style:font-size-asian="13pt" style:font-size-complex="13pt"/>
    </style:style>
    <style:style style:name="P15" style:family="paragraph">
      <loext:graphic-properties draw:fill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12.7cm" svg:x="8.255cm" svg:y="1.27cm">
          <text:p text:style-name="P1">Row Manager</text:p>
          <text:p text:style-name="P3"><text:span text:style-name="T1">Padding</text:span></text:p>
          <text:p text:style-name="P1"><text:span text:style-name="T1">Stages,</text:span></text:p>
          <text:p text:style-name="P1"><text:span text:style-name="T1">Tlast, tuser</text:span></text:p>
          <text:p text:style-name="P1"><text:span text:style-name="T1"/></text:p>
          <text:p text:style-name="P1"><text:span text:style-name="T1">And stores rows temporail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3.81cm" svg:height="3.175cm" svg:x="22.225cm" svg:y="2.54cm">
          <text:p text:style-name="P1">Sobel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81cm" svg:height="3.175cm" svg:x="16.51cm" svg:y="2.54cm">
          <text:p text:style-name="P1">Kernel Shift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35cm" svg:y1="7.62cm" svg:x2="8.255cm" svg:y2="7.62cm">
          <text:p/>
        </draw:line>
        <draw:line draw:style-name="gr6" draw:text-style-name="P4" draw:layer="layout" svg:x1="20.32cm" svg:y1="4.445cm" svg:x2="22.225cm" svg:y2="4.445cm">
          <text:p/>
        </draw:line>
        <draw:connector draw:style-name="gr7" draw:text-style-name="P4" draw:layer="layout" draw:line-skew="0.77cm" svg:x1="24.13cm" svg:y1="5.715cm" svg:x2="10.795cm" svg:y2="13.97cm" draw:start-shape="id1" draw:start-glue-point="2" draw:end-shape="id2" draw:end-glue-point="2" svg:d="M24130 5715v9526h-13335v-1271" svg:viewBox="0 0 13336 9527">
          <text:p/>
        </draw:connector>
        <draw:custom-shape draw:style-name="gr4" draw:text-style-name="P2" xml:id="id3" draw:id="id3" draw:layer="layout" svg:width="3.81cm" svg:height="3.175cm" svg:x="23.495cm" svg:y="6.985cm">
          <text:p text:style-name="P1">Blur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81cm" svg:height="3.175cm" svg:x="16.51cm" svg:y="6.985cm">
          <text:p text:style-name="P1">Kernel Shift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0.32cm" svg:y1="8.89cm" svg:x2="23.495cm" svg:y2="8.89cm">
          <text:p/>
        </draw:line>
        <draw:connector draw:style-name="gr8" draw:text-style-name="P4" draw:layer="layout" draw:line-skew="0.77cm" svg:x1="25.4cm" svg:y1="10.16cm" svg:x2="10.795cm" svg:y2="13.97cm" draw:start-shape="id3" draw:end-shape="id2" draw:end-glue-point="2" svg:d="M25400 10160v5081h-14605v-1271" svg:viewBox="0 0 14606 5082">
          <text:p/>
        </draw:connector>
        <draw:line draw:style-name="gr9" draw:text-style-name="P4" draw:layer="layout" svg:x1="1.27cm" svg:y1="5.08cm" svg:x2="1.27cm" svg:y2="6.985cm">
          <text:p text:style-name="P5"><text:s text:c="4"/></text:p>
        </draw:line>
        <draw:connector draw:style-name="gr10" draw:text-style-name="P6" draw:layer="layout" svg:x1="13.335cm" svg:y1="7.546cm" svg:x2="16.51cm" svg:y2="4.127cm" draw:start-shape="id4" draw:start-glue-point="2" draw:end-shape="id5" draw:end-glue-point="3" svg:d="M13335 7546v-3419h3175" svg:viewBox="0 0 3176 3420">
          <text:p text:style-name="P5"><text:span text:style-name="T1">Stage = 0</text:span></text:p>
        </draw:connector>
        <draw:connector draw:style-name="gr11" draw:text-style-name="P4" xml:id="id4" draw:id="id4" draw:layer="layout" draw:line-skew="-1.337cm" svg:x1="13.335cm" svg:y1="7.546cm" svg:x2="16.51cm" svg:y2="8.572cm" draw:end-shape="id6" draw:end-glue-point="3" svg:d="M13335 7546v1026h3175" svg:viewBox="0 0 3176 1027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tage = 1</text:span></text:p>
        </draw:connector>
        <draw:line draw:style-name="gr12" draw:text-style-name="P6" draw:layer="layout" svg:x1="13.335cm" svg:y1="12.7cm" svg:x2="16.51cm" svg:y2="12.7cm">
          <text:p text:style-name="P7"><text:span text:style-name="T1"/></text:p>
          <text:p text:style-name="P7"><text:span text:style-name="T1">Stage = 2 </text:span></text:p>
        </draw:line>
        <draw:custom-shape draw:style-name="gr13" draw:text-style-name="P2" draw:layer="layout" svg:width="5.08cm" svg:height="2.54cm" svg:x="16.51cm" svg:y="11.43cm">
          <text:p text:style-name="P1">FIFO</text:p>
          <text:p text:style-name="P1">Output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draw:type="line" svg:x1="0.529cm" svg:y1="0.567cm" svg:x2="6.086cm" svg:y2="0.55cm" svg:d="M529 567l5557-17" svg:viewBox="0 0 5558 18">
          <text:p/>
        </draw:connector>
        <draw:connector draw:style-name="gr15" draw:text-style-name="P1" draw:layer="layout" svg:x1="6.791cm" svg:y1="0.617cm" svg:x2="26.87cm" svg:y2="0.617cm" svg:d="M6791 617h20079" svg:viewBox="0 0 20080 1">
          <text:p/>
        </draw:connector>
        <draw:frame draw:style-name="gr16" draw:text-style-name="P8" draw:layer="layout" svg:width="1.772cm" svg:height="1.275cm" svg:x="14.605cm" svg:y="3.17cm">
          <draw:text-box>
            <text:p><text:span text:style-name="T1">10242</text:span></text:p>
            <text:p><text:span text:style-name="T1">/</text:span></text:p>
          </draw:text-box>
        </draw:frame>
        <draw:frame draw:style-name="gr17" draw:text-style-name="P8" draw:layer="layout" svg:width="1.493cm" svg:height="1.787cm" svg:x="21.85cm" svg:y="12.065cm">
          <draw:text-box>
            <text:p><text:span text:style-name="T1">24</text:span></text:p>
            <text:p><text:span text:style-name="T1">/</text:span></text:p>
            <text:p><text:span text:style-name="T1">(8*3)</text:span></text:p>
          </draw:text-box>
        </draw:frame>
        <draw:frame draw:style-name="gr18" draw:text-style-name="P9" draw:layer="layout" svg:width="1.27cm" svg:height="1.787cm" svg:x="14.605cm" svg:y="12.065cm">
          <draw:text-box>
            <text:p text:style-name="P5"><text:span text:style-name="T1">8</text:span></text:p>
            <text:p text:style-name="P5"><text:span text:style-name="T1">/</text:span></text:p>
            <text:p text:style-name="P5"><text:span text:style-name="T1"/></text:p>
          </draw:text-box>
        </draw:frame>
        <draw:line draw:style-name="gr19" draw:text-style-name="P4" draw:layer="layout" svg:x1="21.59cm" svg:y1="12.7cm" svg:x2="28cm" svg:y2="12.7cm">
          <text:p/>
        </draw:line>
        <draw:frame draw:style-name="gr20" draw:text-style-name="P9" draw:layer="layout" svg:width="1.905cm" svg:height="2.299cm" svg:x="13.97cm" svg:y="7.738cm">
          <draw:text-box>
            <text:p text:style-name="P5"><text:span text:style-name="T1">10242</text:span></text:p>
            <text:p text:style-name="P5"><text:span text:style-name="T1">/</text:span></text:p>
            <text:p text:style-name="P5"><text:span text:style-name="T1"/></text:p>
          </draw:text-box>
        </draw:fram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5.08cm" svg:height="1.905cm" svg:x="8.255cm" svg:y="12.065cm">
          <text:p text:style-name="P1">Memory</text:p>
          <text:p text:style-name="P1">Arbit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08cm" svg:height="1.98cm" svg:x="8.255cm" svg:y="10.08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08cm" svg:height="1.98cm" svg:x="8.255cm" svg:y="8.18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3.81cm" svg:y="6.985cm">
          <text:p text:style-name="P1">Deser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8" draw:layer="layout" svg:width="1.205cm" svg:height="0.962cm" svg:x="0.7cm" svg:y="5.388cm">
          <draw:text-box>
            <text:p>/ 8</text:p>
          </draw:text-box>
        </draw:frame>
        <draw:line draw:style-name="gr24" draw:text-style-name="P4" draw:layer="layout" svg:x1="6.35cm" svg:y1="8.255cm" svg:x2="8.255cm" svg:y2="8.255cm">
          <text:p/>
        </draw:line>
        <draw:line draw:style-name="gr24" draw:text-style-name="P4" draw:layer="layout" svg:x1="6.35cm" svg:y1="8.89cm" svg:x2="8.255cm" svg:y2="8.89cm">
          <text:p/>
        </draw:line>
        <draw:line draw:style-name="gr24" draw:text-style-name="P4" draw:layer="layout" svg:x1="2.54cm" svg:y1="8.89cm" svg:x2="3.81cm" svg:y2="8.89cm">
          <text:p/>
        </draw:lin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3.175cm" svg:height="1.905cm" svg:x="0cm" svg:y="1.27cm">
          <text:p text:style-name="P1">Color</text:p>
          <text:p text:style-name="P1">conv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5.08cm" svg:height="10.16cm" svg:x="8.255cm" svg:y="3.81cm">
          <text:p text:style-name="P1">Row Manager</text:p>
          <text:p text:style-name="P1"><text:span text:style-name="T1">Stages</text:span></text:p>
          <text:p text:style-name="P1"><text:span text:style-name="T1"/></text:p>
          <text:p text:style-name="P1"><text:span text:style-name="T1">And stores rows temporail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0cm" svg:y="6.985cm">
          <text:p text:style-name="P1">FIF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175cm" svg:height="3.175cm" svg:x="20.32cm" svg:y="5.715cm">
          <text:p text:style-name="P1">Basic output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81cm" svg:height="6.35cm" svg:x="14.605cm" svg:y="5.715cm">
          <text:p text:style-name="P1">Kernel Shifter</text:p>
          <text:p text:style-name="P1"><text:span text:style-name="T1">Padding, tuser, tlast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29" draw:text-style-name="P12" draw:layer="layout" svg:x1="18.415cm" svg:y1="7.62cm" svg:x2="20.32cm" svg:y2="7.62cm">
          <text:p text:style-name="P11"><text:span text:style-name="T1"/></text:p>
          <text:p text:style-name="P11"><text:span text:style-name="T1">72</text:span></text:p>
        </draw:line>
        <draw:line draw:style-name="gr9" draw:text-style-name="P4" draw:layer="layout" svg:x1="1.27cm" svg:y1="5.08cm" svg:x2="1.27cm" svg:y2="6.985cm">
          <text:p text:style-name="P5"><text:s text:c="4"/></text:p>
        </draw:line>
        <draw:custom-shape draw:style-name="gr1" draw:text-style-name="P2" draw:layer="layout" svg:width="3.175cm" svg:height="1.905cm" svg:x="0cm" svg:y="3.175cm">
          <text:p text:style-name="P1">SO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4.445cm" svg:x="3.81cm" svg:y="6.985cm">
          <text:p text:style-name="P1">des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8" draw:layer="layout" svg:width="1.205cm" svg:height="0.962cm" svg:x="0.7cm" svg:y="5.388cm">
          <draw:text-box>
            <text:p>/ 8</text:p>
          </draw:text-box>
        </draw:frame>
        <draw:line draw:style-name="gr30" draw:text-style-name="P4" draw:layer="layout" svg:x1="6.35cm" svg:y1="8.255cm" svg:x2="8.255cm" svg:y2="8.255cm">
          <text:p text:style-name="P1"/>
          <text:p text:style-name="P1">1280</text:p>
        </draw:line>
        <draw:custom-shape draw:style-name="gr3" draw:text-style-name="P2" draw:layer="layout" svg:width="2.54cm" svg:height="4.445cm" svg:x="24.765cm" svg:y="5.715cm">
          <text:p text:style-name="P1">FIFO2</text:p>
          <text:p text:style-name="P1">(out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2" draw:layer="layout" svg:x1="23.495cm" svg:y1="7.62cm" svg:x2="24.765cm" svg:y2="7.62cm">
          <text:p text:style-name="P1"><text:span text:style-name="T1"/></text:p>
          <text:p text:style-name="P1"><text:span text:style-name="T1">8</text:span></text:p>
        </draw:line>
        <draw:line draw:style-name="gr32" draw:text-style-name="P4" draw:layer="layout" svg:x1="2.54cm" svg:y1="8.89cm" svg:x2="3.81cm" svg:y2="8.89cm">
          <text:p/>
        </draw:line>
        <draw:line draw:style-name="gr33" draw:text-style-name="P4" draw:layer="layout" svg:x1="13.335cm" svg:y1="7.62cm" svg:x2="14.605cm" svg:y2="7.62cm">
          <text:p text:style-name="P1"/>
          <text:p text:style-name="P1"><text:span text:style-name="T1">1280</text:span></text:p>
        </draw:line>
        <draw:custom-shape draw:style-name="gr34" draw:text-style-name="P2" draw:layer="layout" svg:width="5.08cm" svg:height="3.175cm" svg:x="8.255cm" svg:y="8.255cm"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5.08cm" svg:height="2.54cm" svg:x="8.255cm" svg:y="11.43cm">
          <text:p text:style-name="P1"><text:span text:style-name="T2">FIFO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5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6" draw:text-style-name="P2" draw:layer="layout" svg:width="3.927cm" svg:height="2.117cm" svg:x="5.598cm" svg:y="11.218cm">
          <text:p text:style-name="P1"><text:span text:style-name="T1">FIFO</text:span></text:p>
          <draw:enhanced-geometry svg:viewBox="0 0 21600 21600" draw:type="rectangle" draw:enhanced-path="M 0 0 L 21600 0 21600 21600 0 21600 0 0 Z N"/>
        </draw:custom-shape>
        <draw:line draw:style-name="gr37" draw:text-style-name="P4" draw:layer="layout" svg:x1="7.62cm" svg:y1="15.75cm" svg:x2="7.62cm" svg:y2="13.335cm">
          <text:p/>
        </draw:line>
        <draw:frame draw:style-name="gr38" draw:text-style-name="P8" draw:layer="layout" svg:width="3.067cm" svg:height="2.299cm" svg:x="8.89cm" svg:y="13.97cm">
          <draw:text-box>
            <text:p><text:span text:style-name="T1">FIFO output:</text:span></text:p>
            <text:p><text:span text:style-name="T1">TID = stage</text:span></text:p>
            <text:p><text:span text:style-name="T1"/></text:p>
            <text:p><text:span text:style-name="T1"/></text:p>
          </draw:text-box>
        </draw:frame>
        <draw:custom-shape draw:style-name="gr39" draw:text-style-name="P2" xml:id="id7" draw:id="id7" draw:layer="layout" svg:width="3.927cm" svg:height="4.657cm" svg:x="5.598cm" svg:y="4.868cm">
          <text:p text:style-name="P1"><text:span text:style-name="T1">Memory mng</text:span></text:p>
          <text:p text:style-name="P1"><text:span text:style-name="T1"/></text:p>
          <text:p text:style-name="P1"><text:span text:style-name="T1"/></text:p>
          <text:p text:style-name="P1"><text:span text:style-name="T1">Rows</text:span></text:p>
          <text:p text:style-name="P1"><text:span text:style-name="T1">Row0</text:span></text:p>
          <text:p text:style-name="P1"><text:span text:style-name="T1">Row1</text:span></text:p>
          <text:p text:style-name="P1"><text:span text:style-name="T1">.</text:span></text:p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frame draw:style-name="gr40" draw:text-style-name="P8" draw:layer="layout" svg:width="7.102cm" svg:height="0.962cm" svg:x="0.635cm" svg:y="0.635cm">
          <draw:text-box>
            <text:p>Row Manager - Module</text:p>
          </draw:text-box>
        </draw:frame>
        <draw:connector draw:style-name="gr41" draw:text-style-name="P4" draw:layer="layout" svg:x1="0.081cm" svg:y1="7.707cm" svg:x2="5.598cm" svg:y2="7.196cm" draw:end-shape="id7" draw:end-glue-point="3" svg:d="M81 7707h2508v-511h3009" svg:viewBox="0 0 5518 512">
          <text:p/>
        </draw:connector>
        <draw:custom-shape draw:style-name="gr42" draw:text-style-name="P13" draw:layer="layout" svg:width="4.445cm" svg:height="3.175cm" svg:x="11.43cm" svg:y="5.08cm">
          <text:p text:style-name="P11"><text:span text:style-name="T1">Padding</text:span></text:p>
          <text:p text:style-name="P11"><text:span text:style-name="T1">Mng</text:span></text:p>
          <text:p text:style-name="P11"><text:span text:style-name="T1">If row0, shift in row0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4.445cm" svg:height="3.175cm" svg:x="11.43cm" svg:y="8.255cm">
          <text:p text:style-name="P11"><text:span text:style-name="T1">Tlast</text:span></text:p>
          <text:p text:style-name="P11"><text:span text:style-name="T1">t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5.715cm" svg:height="4.445cm" svg:x="17.145cm" svg:y="5.08cm">
          <text:p text:style-name="P11"><text:span text:style-name="T1">Stage</text:span></text:p>
          <text:p text:style-name="P11"><text:span text:style-name="T1">Mng</text:span></text:p>
          <text:p text:style-name="P11"><text:span text:style-name="T1">If pntr =&gt; st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5.715cm" svg:height="1.905cm" svg:x="10.795cm" svg:y="3.175cm">
          <text:p text:style-name="P11"><text:span text:style-name="T1">Pointer</text:span></text:p>
          <text:p text:style-name="P11"><text:span text:style-name="T1">mng</text:span></text:p>
          <draw:enhanced-geometry svg:viewBox="0 0 21600 21600" draw:type="rectangle" draw:enhanced-path="M 0 0 L 21600 0 21600 21600 0 21600 0 0 Z N"/>
        </draw:custom-shape>
        <draw:connector draw:style-name="gr45" draw:text-style-name="P12" draw:layer="layout" svg:x1="24.152cm" svg:y1="5.59cm" svg:x2="27.978cm" svg:y2="5.59cm" svg:d="M24152 5590h3826" svg:viewBox="0 0 3827 1">
          <text:p text:style-name="P1"><text:span text:style-name="T1">Stage 0</text:span></text:p>
          <text:p text:style-name="P1"><text:span text:style-name="T1"/></text:p>
        </draw:connector>
        <draw:connector draw:style-name="gr45" draw:text-style-name="P12" draw:layer="layout" svg:x1="24.174cm" svg:y1="10.16cm" svg:x2="28cm" svg:y2="10.16cm" svg:d="M24174 10160h3826" svg:viewBox="0 0 3827 1">
          <text:p text:style-name="P1"><text:span text:style-name="T1">Stage 1</text:span></text:p>
          <text:p text:style-name="P1"><text:span text:style-name="T1"/></text:p>
        </draw:connector>
        <draw:frame draw:style-name="gr46" draw:text-style-name="P14" draw:layer="layout" svg:width="4.388cm" svg:height="1.275cm" svg:x="5.715cm" svg:y="9.525cm">
          <draw:text-box>
            <text:p><text:span text:style-name="T1">Load in FIFO when</text:span></text:p>
            <text:p><text:span text:style-name="T1">Current row = +3</text:span></text:p>
          </draw:text-box>
        </draw:frame>
        <presentation:notes draw:style-name="dp2">
          <draw:page-thumbnail draw:style-name="gr25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onnector draw:style-name="gr47" draw:text-style-name="P4" draw:layer="layout" svg:x1="-0.209cm" svg:y1="8.576cm" svg:x2="8.255cm" svg:y2="8.572cm" draw:end-shape="id8" svg:d="M-209 8576h3982v-4h4482" svg:viewBox="0 0 8465 5">
          <text:p/>
        </draw:connector>
        <draw:frame draw:style-name="gr48" draw:text-style-name="P8" draw:layer="layout" svg:width="10.874cm" svg:height="0.962cm" svg:x="0.635cm" svg:y="1.27cm">
          <draw:text-box>
            <text:p>Crawl – AXIS in through FIFO - FIFO</text:p>
          </draw:text-box>
        </draw:frame>
        <draw:custom-shape draw:style-name="gr49" draw:text-style-name="P2" draw:layer="layout" svg:width="2.54cm" svg:height="1.905cm" svg:x="1.27cm" svg:y="7.62cm">
          <text:p text:style-name="P1">RGB2</text:p>
          <text:p text:style-name="P1">Grey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2.54cm" svg:height="1.905cm" svg:x="4.445cm" svg:y="7.62cm">
          <text:p text:style-name="P1">SOF</text:p>
          <draw:enhanced-geometry svg:viewBox="0 0 21600 21600" draw:type="rectangle" draw:enhanced-path="M 0 0 L 21600 0 21600 21600 0 21600 0 0 Z N"/>
        </draw:custom-shape>
        <draw:custom-shape draw:style-name="gr50" draw:text-style-name="P2" xml:id="id8" draw:id="id8" draw:layer="layout" svg:width="3.81cm" svg:height="10.795cm" svg:x="8.255cm" svg:y="3.175cm">
          <text:p text:style-name="P1">FIFO1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3.81cm" svg:height="10.795cm" svg:x="14.605cm" svg:y="3.175cm">
          <text:p text:style-name="P1">FIFO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905cm" svg:x="20.32cm" svg:y="7.62cm">
          <text:p text:style-name="P1">mux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12.7cm" svg:y1="8.89cm" svg:x2="14.199cm" svg:y2="8.89cm">
          <text:p/>
        </draw:line>
        <draw:line draw:style-name="gr51" draw:text-style-name="P4" draw:layer="layout" svg:x1="18.415cm" svg:y1="8.89cm" svg:x2="19.914cm" svg:y2="8.89cm">
          <text:p/>
        </draw:line>
        <presentation:notes draw:style-name="dp2">
          <draw:page-thumbnail draw:style-name="gr25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3" draw:text-style-name="P8" draw:layer="layout" svg:width="1.806cm" svg:height="0.962cm" svg:x="1.27cm" svg:y="0.635cm">
          <draw:text-box>
            <text:p>SOF</text:p>
          </draw:text-box>
        </draw:frame>
        <draw:custom-shape draw:style-name="gr52" draw:text-style-name="P1" draw:layer="layout" svg:width="3.81cm" svg:height="3.175cm" svg:x="0cm" svg:y="6.985cm">
          <text:p text:style-name="P1">Data in</text:p>
          <text:p text:style-name="P1">(RGB2grey</text:p>
          <draw:enhanced-geometry svg:viewBox="0 0 21600 21600" draw:type="rectangle" draw:enhanced-path="M 0 0 L 21600 0 21600 21600 0 21600 0 0 Z N"/>
        </draw:custom-shape>
        <draw:custom-shape draw:style-name="gr53" draw:text-style-name="P1" xml:id="id9" draw:id="id9" draw:layer="layout" svg:width="2.54cm" svg:height="3.175cm" svg:x="5.08cm" svg:y="6.985cm">
          <text:p text:style-name="P1">SOF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413cm" svg:height="7.284cm" svg:x="17.272cm" svg:y="4.781cm">
          <text:p text:style-name="P1">Fifo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413cm" svg:height="7.284cm" svg:x="9.652cm" svg:y="4.856cm">
          <text:p text:style-name="P1">Fif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xml:id="id10" draw:id="id10" draw:layer="layout" svg:width="3.81cm" svg:height="3.175cm" svg:x="21.59cm" svg:y="6.985cm">
          <text:p text:style-name="P1">Data out</text:p>
          <text:p text:style-name="P1">mux</text:p>
          <draw:enhanced-geometry svg:viewBox="0 0 21600 21600" draw:type="rectangle" draw:enhanced-path="M 0 0 L 21600 0 21600 21600 0 21600 0 0 Z N"/>
        </draw:custom-shape>
        <draw:connector draw:style-name="gr55" draw:text-style-name="P4" draw:layer="layout" draw:line-skew="3.945cm" svg:x1="6.35cm" svg:y1="10.16cm" svg:x2="23.495cm" svg:y2="10.16cm" draw:start-shape="id9" draw:start-glue-point="2" draw:end-shape="id10" draw:end-glue-point="2" svg:d="M6350 10160v4445h17145v-4445" svg:viewBox="0 0 17146 4446">
          <text:p/>
        </draw:connector>
        <draw:line draw:style-name="gr56" draw:text-style-name="P4" draw:layer="layout" svg:x1="19.685cm" svg:y1="9.525cm" svg:x2="21.59cm" svg:y2="9.525cm">
          <text:p text:style-name="P1"/>
          <text:p text:style-name="P1">0</text:p>
        </draw:line>
        <draw:connector draw:style-name="gr57" draw:text-style-name="P4" draw:layer="layout" svg:x1="20.516cm" svg:y1="4.586cm" svg:x2="21.59cm" svg:y2="8.572cm" draw:end-shape="id10" draw:end-glue-point="3" svg:d="M20516 4586h287v3986h787" svg:viewBox="0 0 1075 3987">
          <text:p/>
        </draw:connector>
        <draw:frame draw:style-name="gr23" draw:text-style-name="P8" draw:layer="layout" svg:width="2.018cm" svg:height="0.962cm" svg:x="20.32cm" svg:y="3.81cm">
          <draw:text-box>
            <text:p>blank</text:p>
          </draw:text-box>
        </draw:frame>
        <draw:frame draw:style-name="gr23" draw:text-style-name="P8" draw:layer="layout" svg:width="0.925cm" svg:height="0.962cm" svg:x="23.84cm" svg:y="10.468cm">
          <draw:text-box>
            <text:p>S</text:p>
          </draw:text-box>
        </draw:frame>
        <draw:frame draw:style-name="gr58" draw:text-style-name="P8" draw:layer="layout" svg:width="0.853cm" svg:height="0.962cm" svg:x="20.737cm" svg:y="7.293cm">
          <draw:text-box>
            <text:p>1</text:p>
          </draw:text-box>
        </draw:frame>
        <draw:line draw:style-name="gr59" draw:text-style-name="P4" draw:layer="layout" svg:x1="3.81cm" svg:y1="8.255cm" svg:x2="5.08cm" svg:y2="8.255cm">
          <text:p/>
        </draw:line>
        <draw:line draw:style-name="gr60" draw:text-style-name="P4" draw:layer="layout" svg:x1="7.62cm" svg:y1="7.62cm" svg:x2="9.652cm" svg:y2="7.62cm">
          <text:p/>
        </draw:line>
        <draw:line draw:style-name="gr61" draw:text-style-name="P4" draw:layer="layout" svg:x1="9.652cm" svg:y1="8.89cm" svg:x2="7.62cm" svg:y2="8.89cm">
          <text:p/>
        </draw:line>
        <draw:line draw:style-name="gr62" draw:text-style-name="P4" draw:layer="layout" svg:x1="25.4cm" svg:y1="8.255cm" svg:x2="27.94cm" svg:y2="8.255cm">
          <text:p/>
        </draw:line>
        <draw:line draw:style-name="gr60" draw:text-style-name="P4" draw:layer="layout" svg:x1="12.065cm" svg:y1="8.255cm" svg:x2="17.145cm" svg:y2="8.255cm">
          <text:p/>
        </draw:line>
        <presentation:notes draw:style-name="dp2">
          <draw:page-thumbnail draw:style-name="gr25" draw:layer="layout" svg:width="18.624cm" svg:height="10.476cm" svg:x="1.482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3" draw:text-style-name="P8" draw:layer="layout" svg:width="7.982cm" svg:height="0.962cm" svg:x="1.27cm" svg:y="0.635cm">
          <draw:text-box>
            <text:p>Deserializer state machine</text:p>
          </draw:text-box>
        </draw:frame>
        <draw:custom-shape draw:style-name="gr63" draw:text-style-name="P1" xml:id="id12" draw:id="id12" draw:layer="layout" svg:width="3.175cm" svg:height="3.175cm" svg:x="3.175cm" svg:y="5.08cm">
          <text:p text:style-name="P1">re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4" draw:layer="layout" svg:x1="6.35cm" svg:y1="6.35cm" svg:x2="8.89cm" svg:y2="6.35cm">
          <text:p/>
        </draw:line>
        <draw:custom-shape draw:style-name="gr65" draw:text-style-name="P1" draw:layer="layout" svg:width="4.445cm" svg:height="4.445cm" svg:x="8.89cm" svg:y="4.445cm">
          <text:p text:style-name="P1">receiv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xml:id="id11" draw:id="id11" draw:layer="layout" svg:width="4.445cm" svg:height="4.445cm" svg:x="16.51cm" svg:y="4.445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4" draw:layer="layout" svg:x1="13.335cm" svg:y1="6.985cm" svg:x2="16.51cm" svg:y2="6.985cm">
          <text:p/>
        </draw:line>
        <draw:connector draw:style-name="gr66" draw:text-style-name="P4" draw:layer="layout" draw:line-skew="-1.403cm" svg:x1="18.733cm" svg:y1="4.445cm" svg:x2="4.763cm" svg:y2="5.08cm" draw:start-shape="id11" draw:start-glue-point="4" draw:end-shape="id12" draw:end-glue-point="4" svg:d="M18733 4445v-1905h-13970v2540" svg:viewBox="0 0 13971 2541">
          <text:p/>
        </draw:connector>
        <draw:frame draw:style-name="gr23" draw:text-style-name="P8" draw:layer="layout" svg:width="2.653cm" svg:height="0.962cm" svg:x="6.35cm" svg:y="6.658cm">
          <draw:text-box>
            <text:p>s_tvalid</text:p>
          </draw:text-box>
        </draw:frame>
        <draw:frame draw:style-name="gr23" draw:text-style-name="P8" draw:layer="layout" svg:width="3.745cm" svg:height="1.673cm" svg:x="13.256cm" svg:y="4.753cm">
          <draw:text-box>
            <text:p>M_tready &amp;</text:p>
            <text:p>Cnt = width</text:p>
          </draw:text-box>
        </draw:frame>
        <draw:frame draw:style-name="gr67" draw:text-style-name="P15" draw:layer="layout" svg:width="5.08cm" svg:height="3.095cm" svg:x="8.89cm" svg:y="8.97cm">
          <draw:text-box>
            <text:p>(!s_tvalid &amp; </text:p>
            <text:p>cnt != w)</text:p>
            <text:p>OR !M_tready</text:p>
          </draw:text-box>
        </draw:frame>
        <draw:frame draw:style-name="gr68" draw:text-style-name="P15" draw:layer="layout" svg:width="4.418cm" svg:height="1.673cm" svg:x="18.733cm" svg:y="2.943cm">
          <draw:text-box>
            <text:p>!M_tready</text:p>
          </draw:text-box>
        </draw:frame>
        <presentation:notes draw:style-name="dp2">
          <draw:page-thumbnail draw:style-name="gr25" draw:layer="layout" svg:width="18.624cm" svg:height="10.476cm" svg:x="1.482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05:35:36.559000000</meta:creation-date>
    <dc:date>2024-11-06T22:24:34.953000000</dc:date>
    <meta:editing-duration>P1DT11H45M34S</meta:editing-duration>
    <meta:editing-cycles>141</meta:editing-cycles>
    <meta:generator>LibreOffice/24.2.2.2$Windows_X86_64 LibreOffice_project/d56cc158d8a96260b836f100ef4b4ef25d6f1a01</meta:generator>
    <meta:document-statistic meta:object-count="133"/>
  </office:meta>
</office:document-meta>
</file>